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lass ResizeBilinearLayer CV_FINAL : public cv::dnn::Layer</text:p>
      <text:p text:style-name="Preformatted_20_Text">{</text:p>
      <text:p text:style-name="Preformatted_20_Text">public:</text:p>
      <text:p text:style-name="Preformatted_20_Text"><text:s text:c="4"/>ResizeBilinearLayer(const cv::dnn::LayerParams &amp;params)</text:p>
      <text:p text:style-name="Preformatted_20_Text"><text:s text:c="8"/>: Layer(params)</text:p>
      <text:p text:style-name="Preformatted_20_Text"><text:s text:c="4"/>{</text:p>
      <text:p text:style-name="Preformatted_20_Text"><text:s text:c="8"/>CV_Assert(!params.get&lt;bool&gt;("align_corners", false));</text:p>
      <text:p text:style-name="Preformatted_20_Text"><text:s text:c="8"/>CV_Assert(!blobs.empty());</text:p>
      <text:p text:style-name="Preformatted_20_Text"/>
      <text:p text:style-name="Preformatted_20_Text"><text:s text:c="8"/>for (size_t i = 0; i &lt; blobs.size(); ++i)</text:p>
      <text:p text:style-name="Preformatted_20_Text"><text:s text:c="12"/>CV_Assert(blobs[i].type() == CV_32SC1);</text:p>
      <text:p text:style-name="Preformatted_20_Text"/>
      <text:p text:style-name="Preformatted_20_Text"><text:s text:c="8"/>// Two cases:</text:p>
      <text:p text:style-name="Preformatted_20_Text"><text:s text:c="8"/>// 1) single blob with output shape</text:p>
      <text:p text:style-name="Preformatted_20_Text"><text:s text:c="8"/>// 2) two blobs with scaling factors</text:p>
      <text:p text:style-name="Preformatted_20_Text"><text:s text:c="8"/>if (blobs.size() == 1)</text:p>
      <text:p text:style-name="Preformatted_20_Text"><text:s text:c="8"/>{</text:p>
      <text:p text:style-name="Preformatted_20_Text"><text:s text:c="12"/>CV_Assert(blobs[0].total() == 2);</text:p>
      <text:p text:style-name="Preformatted_20_Text"><text:s text:c="12"/>outHeight = blobs[0].at&lt;int&gt;(0, 0);</text:p>
      <text:p text:style-name="Preformatted_20_Text"><text:s text:c="12"/>outWidth <text:s/>= blobs[0].at&lt;int&gt;(0, 1);</text:p>
      <text:p text:style-name="Preformatted_20_Text"><text:s text:c="12"/>factorHeight = factorWidth = 0;</text:p>
      <text:p text:style-name="Preformatted_20_Text"><text:s text:c="8"/>}</text:p>
      <text:p text:style-name="Preformatted_20_Text"><text:s text:c="8"/>else</text:p>
      <text:p text:style-name="Preformatted_20_Text"><text:s text:c="8"/>{</text:p>
      <text:p text:style-name="Preformatted_20_Text"><text:s text:c="12"/>CV_Assert(blobs.size() == 2);</text:p>
      <text:p text:style-name="Preformatted_20_Text"><text:s text:c="12"/>CV_Assert(blobs[0].total() == 1);</text:p>
      <text:p text:style-name="Preformatted_20_Text"><text:s text:c="12"/>CV_Assert(blobs[1].total() == 1);</text:p>
      <text:p text:style-name="Preformatted_20_Text"/>
      <text:p text:style-name="Preformatted_20_Text"><text:s text:c="12"/>factorHeight = blobs[0].at&lt;int&gt;(0, 0);</text:p>
      <text:p text:style-name="Preformatted_20_Text"><text:s text:c="12"/>factorWidth <text:s/>= blobs[1].at&lt;int&gt;(0, 0);</text:p>
      <text:p text:style-name="Preformatted_20_Text"><text:s text:c="12"/>outHeight = outWidth = 0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static cv::Ptr&lt;cv::dnn::Layer&gt; create(cv::dnn::LayerParams&amp; params)</text:p>
      <text:p text:style-name="Preformatted_20_Text"><text:s text:c="4"/>{</text:p>
      <text:p text:style-name="Preformatted_20_Text"><text:s text:c="8"/>return cv::Ptr&lt;cv::dnn::Layer&gt;(new ResizeBilinearLayer(params));</text:p>
      <text:p text:style-name="Preformatted_20_Text"><text:s text:c="4"/>}</text:p>
      <text:p text:style-name="Preformatted_20_Text"/>
      <text:p text:style-name="Preformatted_20_Text"><text:s text:c="4"/>virtual bool getMemoryShapes(const std::vector&lt;std::vector&lt;int&gt;&gt; &amp;inputs,</text:p>
      <text:p text:style-name="Preformatted_20_Text"><text:s text:c="33"/>const int,</text:p>
      <text:p text:style-name="Preformatted_20_Text"><text:s text:c="33"/>std::vector&lt;std::vector&lt;int&gt;&gt; &amp;outputs,</text:p>
      <text:p text:style-name="Preformatted_20_Text"><text:s text:c="33"/>std::vector&lt;std::vector&lt;int&gt;&gt; &amp;) const CV_OVERRIDE</text:p>
      <text:p text:style-name="Preformatted_20_Text"><text:s text:c="4"/>{</text:p>
      <text:p text:style-name="Preformatted_20_Text"><text:s text:c="8"/>std::vector&lt;int&gt; outShape(4);</text:p>
      <text:p text:style-name="Preformatted_20_Text"/>
      <text:p text:style-name="Preformatted_20_Text"><text:s text:c="8"/>outShape[0] = inputs[0][0]; // batch</text:p>
      <text:p text:style-name="Preformatted_20_Text"><text:s text:c="8"/>outShape[1] = inputs[0][1]; // channels</text:p>
      <text:p text:style-name="Preformatted_20_Text"><text:s text:c="8"/>outShape[2] = outHeight != 0 ? outHeight : (inputs[0][2] * factorHeight);</text:p>
      <text:p text:style-name="Preformatted_20_Text"><text:s text:c="8"/>outShape[3] = outWidth <text:s/>!= 0 ? outWidth <text:s/>: (inputs[0][3] * factorWidth);</text:p>
      <text:p text:style-name="Preformatted_20_Text"/>
      <text:p text:style-name="Preformatted_20_Text"><text:s text:c="8"/>outputs.assign(1, outShape);</text:p>
      <text:p text:style-name="Preformatted_20_Text"><text:s text:c="8"/>return false;</text:p>
      <text:p text:style-name="Preformatted_20_Text"><text:s text:c="4"/>}</text:p>
      <text:p text:style-name="Preformatted_20_Text"/>
      <text:p text:style-name="Preformatted_20_Text"><text:s text:c="4"/>virtual void finalize(cv::InputArrayOfArrays,</text:p>
      <text:p text:style-name="Preformatted_20_Text"><text:s text:c="26"/>cv::OutputArrayOfArrays outputs_arr) CV_OVERRIDE</text:p>
      <text:p text:style-name="Preformatted_20_Text"><text:s text:c="4"/>{</text:p>
      <text:p text:style-name="Preformatted_20_Text"><text:s text:c="8"/>std::vector&lt;cv::Mat&gt; outputs;</text:p>
      <text:p text:style-name="Preformatted_20_Text"><text:s text:c="8"/>outputs_arr.getMatVector(outputs);</text:p>
      <text:p text:style-name="Preformatted_20_Text"/>
      <text:p text:style-name="Preformatted_20_Text"><text:s text:c="8"/>if (!outWidth &amp;&amp; !outHeight)</text:p>
      <text:p text:style-name="Preformatted_20_Text"><text:soft-page-break/><text:s text:c="8"/>{</text:p>
      <text:p text:style-name="Preformatted_20_Text"><text:s text:c="12"/>outHeight = outputs[0].size[2];</text:p>
      <text:p text:style-name="Preformatted_20_Text"><text:s text:c="12"/>outWidth <text:s/>= outputs[0].size[3]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// Based on TensorFlow reference implementation</text:p>
      <text:p text:style-name="Preformatted_20_Text"><text:s text:c="4"/>virtual void forward(cv::InputArrayOfArrays inputs_arr,</text:p>
      <text:p text:style-name="Preformatted_20_Text"><text:s text:c="25"/>cv::OutputArrayOfArrays outputs_arr,</text:p>
      <text:p text:style-name="Preformatted_20_Text"><text:s text:c="25"/>cv::OutputArrayOfArrays internals_arr) CV_OVERRIDE</text:p>
      <text:p text:style-name="Preformatted_20_Text"><text:s text:c="4"/>{</text:p>
      <text:p text:style-name="Preformatted_20_Text"><text:s text:c="8"/>if (inputs_arr.depth() == CV_16S)</text:p>
      <text:p text:style-name="Preformatted_20_Text"><text:s text:c="8"/>{</text:p>
      <text:p text:style-name="Preformatted_20_Text"><text:s text:c="12"/>forward_fallback(inputs_arr, outputs_arr, internals_arr);</text:p>
      <text:p text:style-name="Preformatted_20_Text"><text:s text:c="12"/>return;</text:p>
      <text:p text:style-name="Preformatted_20_Text"><text:s text:c="8"/>}</text:p>
      <text:p text:style-name="Preformatted_20_Text"/>
      <text:p text:style-name="Preformatted_20_Text"><text:s text:c="8"/>std::vector&lt;cv::Mat&gt; inputs, outputs;</text:p>
      <text:p text:style-name="Preformatted_20_Text"><text:s text:c="8"/>inputs_arr.getMatVector(inputs);</text:p>
      <text:p text:style-name="Preformatted_20_Text"><text:s text:c="8"/>outputs_arr.getMatVector(outputs);</text:p>
      <text:p text:style-name="Preformatted_20_Text"/>
      <text:p text:style-name="Preformatted_20_Text"><text:s text:c="8"/>cv::Mat&amp; inp = inputs[0];</text:p>
      <text:p text:style-name="Preformatted_20_Text"><text:s text:c="8"/>cv::Mat&amp; out = outputs[0];</text:p>
      <text:p text:style-name="Preformatted_20_Text"/>
      <text:p text:style-name="Preformatted_20_Text"><text:s text:c="8"/>const float* inpData = reinterpret_cast&lt;float*&gt;(inp.data);</text:p>
      <text:p text:style-name="Preformatted_20_Text"><text:s text:c="8"/>float* outData <text:s text:c="6"/>= reinterpret_cast&lt;float*&gt;(out.data);</text:p>
      <text:p text:style-name="Preformatted_20_Text"/>
      <text:p text:style-name="Preformatted_20_Text"><text:s text:c="8"/>const int batchSize <text:s text:c="2"/>= inp.size[0];</text:p>
      <text:p text:style-name="Preformatted_20_Text"><text:s text:c="8"/>const int numChannels = inp.size[1];</text:p>
      <text:p text:style-name="Preformatted_20_Text"><text:s text:c="8"/>const int inpHeight <text:s text:c="2"/>= inp.size[2];</text:p>
      <text:p text:style-name="Preformatted_20_Text"><text:s text:c="8"/>const int inpWidth <text:s text:c="3"/>= inp.size[3];</text:p>
      <text:p text:style-name="Preformatted_20_Text"/>
      <text:p text:style-name="Preformatted_20_Text"><text:s text:c="8"/>float heightScale = static_cast&lt;float&gt;(inpHeight) / outHeight;</text:p>
      <text:p text:style-name="Preformatted_20_Text"><text:s text:c="8"/>float widthScale <text:s/>= static_cast&lt;float&gt;(inpWidth) <text:s/>/ outWidth;</text:p>
      <text:p text:style-name="Preformatted_20_Text"/>
      <text:p text:style-name="Preformatted_20_Text"><text:s text:c="8"/>for (int b = 0; b &lt; batchSize; ++b)</text:p>
      <text:p text:style-name="Preformatted_20_Text"><text:s text:c="8"/>{</text:p>
      <text:p text:style-name="Preformatted_20_Text"><text:s text:c="12"/>for (int y = 0; y &lt; outHeight; ++y)</text:p>
      <text:p text:style-name="Preformatted_20_Text"><text:s text:c="12"/>{</text:p>
      <text:p text:style-name="Preformatted_20_Text"><text:s text:c="16"/>float input_y = y * heightScale;</text:p>
      <text:p text:style-name="Preformatted_20_Text"><text:s text:c="16"/>int y0 = static_cast&lt;int&gt;(std::floor(input_y));</text:p>
      <text:p text:style-name="Preformatted_20_Text"><text:s text:c="16"/>int y1 = std::min(y0 + 1, inpHeight - 1);</text:p>
      <text:p text:style-name="Preformatted_20_Text"/>
      <text:p text:style-name="Preformatted_20_Text"><text:s text:c="16"/>for (int x = 0; x &lt; outWidth; ++x)</text:p>
      <text:p text:style-name="Preformatted_20_Text"><text:s text:c="16"/>{</text:p>
      <text:p text:style-name="Preformatted_20_Text"><text:s text:c="20"/>float input_x = x * widthScale;</text:p>
      <text:p text:style-name="Preformatted_20_Text"><text:s text:c="20"/>int x0 = static_cast&lt;int&gt;(std::floor(input_x));</text:p>
      <text:p text:style-name="Preformatted_20_Text"><text:s text:c="20"/>int x1 = std::min(x0 + 1, inpWidth - 1);</text:p>
      <text:p text:style-name="Preformatted_20_Text"/>
      <text:p text:style-name="Preformatted_20_Text"><text:s text:c="20"/>for (int c = 0; c &lt; numChannels; ++c)</text:p>
      <text:p text:style-name="Preformatted_20_Text"><text:s text:c="20"/>{</text:p>
      <text:p text:style-name="Preformatted_20_Text"><text:s text:c="24"/>float interpolation =</text:p>
      <text:p text:style-name="Preformatted_20_Text"><text:s text:c="28"/>inpData[offset(inp.size, c, x0, y0, b)] * (1 - (input_y - y0)) * (1 - (input_x - x0)) +</text:p>
      <text:p text:style-name="Preformatted_20_Text"><text:s text:c="28"/>inpData[offset(inp.size, c, x0, y1, b)] * (input_y - y0) * (1 - (input_x - x0)) +</text:p>
      <text:p text:style-name="Preformatted_20_Text"><text:s text:c="28"/>inpData[offset(inp.size, c, x1, y0, b)] * (1 - (input_y - y0)) * (input_x - x0) +</text:p>
      <text:p text:style-name="Preformatted_20_Text"><text:s text:c="28"/>inpData[offset(inp.size, c, x1, y1, b)] * (input_y - y0) * (input_x - x0);</text:p>
      <text:p text:style-name="Preformatted_20_Text"/>
      <text:p text:style-name="Preformatted_20_Text"><text:s text:c="24"/>outData[offset(out.size, c, x, y, b)] = interpolation;</text:p>
      <text:p text:style-name="Preformatted_20_Text"><text:s text:c="20"/>}</text:p>
      <text:p text:style-name="Preformatted_20_Text"><text:s text:c="16"/>}</text:p>
      <text:p text:style-name="Preformatted_20_Text"><text:soft-page-break/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private:</text:p>
      <text:p text:style-name="Preformatted_20_Text"><text:s text:c="4"/>static inline int offset(const cv::MatSize&amp; size,</text:p>
      <text:p text:style-name="Preformatted_20_Text"><text:s text:c="29"/>int c, int x, int y, int b)</text:p>
      <text:p text:style-name="Preformatted_20_Text"><text:s text:c="4"/>{</text:p>
      <text:p text:style-name="Preformatted_20_Text"><text:s text:c="8"/>return x + size[3] * (y + size[2] * (c + size[1] * b));</text:p>
      <text:p text:style-name="Preformatted_20_Text"><text:s text:c="4"/>}</text:p>
      <text:p text:style-name="Preformatted_20_Text"/>
      <text:p text:style-name="Preformatted_20_Text"><text:s text:c="4"/>int outWidth, outHeight;</text:p>
      <text:p text:style-name="Preformatted_20_Text"><text:s text:c="4"/>int factorWidth, factorHeight;</text:p>
      <text:p text:style-name="Preformatted_20_Text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eusz Pomianek</meta:initial-creator>
    <meta:creation-date>2026-03-24T15:38:39.947732363</meta:creation-date>
    <dc:date>2026-03-24T15:41:43.929171157</dc:date>
    <dc:creator>Mateusz Pomianek</dc:creator>
    <meta:editing-duration>PT3M4S</meta:editing-duration>
    <meta:editing-cycles>1</meta:editing-cycles>
    <meta:document-statistic meta:table-count="0" meta:image-count="0" meta:object-count="0" meta:page-count="3" meta:paragraph-count="115" meta:word-count="453" meta:character-count="4644" meta:non-whitespace-character-count="3038"/>
    <meta:generator>LibreOffice/25.8.5.2$Linux_X86_64 LibreOffice_project/580$Build-2</meta:generator>
  </office:meta>
</office:document-meta>
</file>